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-color="#ffffff" draw:opacity="100%" draw:textarea-horizontal-align="justify" draw:textarea-vertical-align="middle" draw:auto-grow-height="false" fo:min-height="0.408cm" fo:min-width="13.15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3.75cm" fo:min-width="0.5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cm" fo:min-width="6.394cm" fo:padding-top="0.178cm" fo:padding-bottom="0.178cm" fo:padding-left="0.303cm" fo:padding-right="0.303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2.698cm" fo:min-width="5.448cm" fo:padding-top="0.151cm" fo:padding-bottom="0.151cm" fo:padding-left="0.276cm" fo:padding-right="0.276cm"/>
    </style:style>
    <style:style style:name="P1" style:family="paragraph">
      <loext:graphic-properties draw:fill-color="#ffffff" draw:opacity="100%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 draw:opacity="0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8cm" svg:height="1cm" svg:x="5cm" svg:y="18cm">
          <text:p/>
          <draw:enhanced-geometry svg:viewBox="0 0 21600 21600" draw:glue-points="?f6 10800 10800 21600 ?f5 10800 10800 0" draw:text-areas="?f3 ?f3 ?f4 ?f4" draw:mirror-vertical="true" draw:type="trapezoid" draw:modifiers="1433.8964837920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2" draw:layer="layout" svg:width="1cm" svg:height="14cm" svg:x="13.5cm" svg:y="3.75cm">
          <text:p/>
          <draw:enhanced-geometry svg:viewBox="0 0 21600 21600" draw:type="rectangle" draw:enhanced-path="M 0 0 L 21600 0 21600 21600 0 21600 0 0 Z N"/>
        </draw:custom-shape>
        <draw:ellipse draw:style-name="gr3" draw:text-style-name="P2" draw:layer="layout" svg:width="6cm" svg:height="1.999cm" svg:x="11cm" svg:y="17cm" draw:kind="cut" draw:start-angle="359.98" draw:end-angle="179.06">
          <text:p/>
        </draw:ellipse>
        <draw:custom-shape draw:style-name="gr4" draw:text-style-name="P2" draw:layer="layout" svg:width="14cm" svg:height="1cm" svg:x="7cm" svg:y="3.0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3" draw:text-style-name="P2" draw:layer="layout" svg:width="15.887cm" svg:height="2.891cm" svg:x="-0.956cm" svg:y="10.609cm" draw:kind="cut" draw:start-angle="221.08" draw:end-angle="319.19">
          <text:p/>
        </draw:ellipse>
        <draw:circle draw:style-name="gr5" draw:text-style-name="P3" draw:layer="layout" svg:width="0.25cm" svg:height="0.25cm" draw:transform="rotate (-3.14159265358979) translate (10.5cm 14cm)" draw:kind="cut" draw:start-angle="145.68" draw:end-angle="167.05">
          <text:p/>
        </draw:circle>
        <draw:ellipse draw:style-name="gr3" draw:text-style-name="P2" draw:layer="layout" svg:width="15.887cm" svg:height="2.888cm" svg:x="13.044cm" svg:y="10.612cm" draw:kind="cut" draw:start-angle="221.08" draw:end-angle="319.19">
          <text:p/>
        </draw:ellipse>
        <draw:custom-shape draw:style-name="gr6" draw:text-style-name="P4" draw:layer="layout" svg:width="12cm" svg:height="9cm" svg:x="1cm" svg:y="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12cm" svg:height="9cm" svg:x="15cm" svg:y="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0T13:43:45.009185181</meta:creation-date>
    <dc:date>2022-06-10T14:03:56.709917212</dc:date>
    <meta:editing-duration>PT9M50S</meta:editing-duration>
    <meta:editing-cycles>3</meta:editing-cycles>
    <meta:generator>LibreOffice/7.3.3.2$Linux_X86_64 LibreOffice_project/30$Build-2</meta:generator>
    <meta:document-statistic meta:object-count="9"/>
  </office:meta>
</office:document-meta>
</file>